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Block Structure</text:span></text:h>
      <text:list text:style-name="L1">
        <text:list-item>
          <text:p text:style-name="P2"><text:span text:style-name="Strong_20_Emphasis">Purpose</text:span>: Each block stores data and references the previous block, forming the illustrious "chain."</text:p>
        </text:list-item>
        <text:list-item>
          <text:p text:style-name="P2"><text:span text:style-name="Strong_20_Emphasis">Fields</text:span>:</text:p>
          <text:list>
            <text:list-item>
              <text:p text:style-name="P2"><text:span text:style-name="Strong_20_Emphasis">Index</text:span>: A unique identifier for the block in the chain.</text:p>
            </text:list-item>
            <text:list-item>
              <text:p text:style-name="P2"><text:span text:style-name="Strong_20_Emphasis">Timestamp</text:span>: Records the exact moment of the block’s creation (because precision is classy).</text:p>
            </text:list-item>
            <text:list-item>
              <text:p text:style-name="P2"><text:span text:style-name="Strong_20_Emphasis">Data</text:span>: Arbitrary payload (e.g., transactions, a haiku, or your grocery list).</text:p>
            </text:list-item>
            <text:list-item>
              <text:p text:style-name="P2"><text:span text:style-name="Strong_20_Emphasis">Previous Hash</text:span>: A cryptographic link to the preceding block for integrity.</text:p>
            </text:list-item>
            <text:list-item>
              <text:p text:style-name="P1"><text:span text:style-name="Strong_20_Emphasis">Hash</text:span>: The unique cryptographic fingerprint of the block, generated from its content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Blockchain Structure</text:span></text:h>
      <text:list text:style-name="L2">
        <text:list-item>
          <text:p text:style-name="P4"><text:span text:style-name="Strong_20_Emphasis">Purpose</text:span>: The collection of blocks, ensuring integrity and continuity.</text:p>
        </text:list-item>
        <text:list-item>
          <text:p text:style-name="P4"><text:span text:style-name="Strong_20_Emphasis">Core Features</text:span>:</text:p>
          <text:list>
            <text:list-item>
              <text:p text:style-name="P4">Maintain a <text:span text:style-name="Strong_20_Emphasis">chain of blocks</text:span> where each block’s <text:span text:style-name="Source_20_Text">previous_hash</text:span> matches the hash of the preceding block.</text:p>
            </text:list-item>
            <text:list-item>
              <text:p text:style-name="P4">Verify the integrity of the chain upon new block addition—because trust is everything.</text:p>
            </text:list-item>
            <text:list-item>
              <text:p text:style-name="P3">Allow querying the chain for specific blocks or the latest block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Mining Process</text:span></text:h>
      <text:list text:style-name="L3">
        <text:list-item>
          <text:p text:style-name="P6"><text:span text:style-name="Strong_20_Emphasis">Purpose</text:span>: Simulate the computational work required to add a block to the chain.</text:p>
        </text:list-item>
        <text:list-item>
          <text:p text:style-name="P6"><text:span text:style-name="Strong_20_Emphasis">Core Features</text:span>:</text:p>
          <text:list>
            <text:list-item>
              <text:p text:style-name="P6">Implement a <text:span text:style-name="Strong_20_Emphasis">Proof-of-Work (PoW)</text:span> mechanism: Require blocks to meet a "difficulty" target by generating hashes starting with a certain number of zeros. The harder the puzzle, the cooler you look.</text:p>
            </text:list-item>
            <text:list-item>
              <text:p text:style-name="P6">Allow configurable difficulty levels (because not all CPUs are born equal).</text:p>
            </text:list-item>
            <text:list-item>
              <text:p text:style-name="P5">Measure mining time for performance benchmarking (and bragging right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Transactions</text:span></text:h>
      <text:list text:style-name="L4">
        <text:list-item>
          <text:p text:style-name="P8"><text:span text:style-name="Strong_20_Emphasis">Purpose</text:span>: Add meaning to the blockchain beyond merely existing.</text:p>
        </text:list-item>
        <text:list-item>
          <text:p text:style-name="P8"><text:span text:style-name="Strong_20_Emphasis">Core Features</text:span>:</text:p>
          <text:list>
            <text:list-item>
              <text:p text:style-name="P8">Define a <text:span text:style-name="Strong_20_Emphasis">Transaction</text:span> structure with sender, receiver, and amount.</text:p>
            </text:list-item>
            <text:list-item>
              <text:p text:style-name="P8">Allow transactions to be bundled into blocks.</text:p>
            </text:list-item>
            <text:list-item>
              <text:p text:style-name="P7">Maintain a <text:span text:style-name="Strong_20_Emphasis">pending transaction pool</text:span> that miners can pull from to create new blocks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Networking (Optional Initial Build)</text:span></text:h>
      <text:list text:style-name="L5">
        <text:list-item>
          <text:p text:style-name="P10"><text:span text:style-name="Strong_20_Emphasis">Purpose</text:span>: Simulate a decentralized peer-to-peer network.</text:p>
        </text:list-item>
        <text:list-item>
          <text:p text:style-name="P10"><text:soft-page-break/><text:span text:style-name="Strong_20_Emphasis">Core Features</text:span>:</text:p>
          <text:list>
            <text:list-item>
              <text:p text:style-name="P10">Allow nodes to connect, share the latest state of the blockchain, and propagate new blocks.</text:p>
            </text:list-item>
            <text:list-item>
              <text:p text:style-name="P9">Handle potential forks in the chain using the <text:span text:style-name="Strong_20_Emphasis">Longest Chain Rule</text:span> (a democracy of byte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Cryptographic Security</text:span></text:h>
      <text:list text:style-name="L6">
        <text:list-item>
          <text:p text:style-name="P12"><text:span text:style-name="Strong_20_Emphasis">Purpose</text:span>: Secure the blockchain and its transactions.</text:p>
        </text:list-item>
        <text:list-item>
          <text:p text:style-name="P12"><text:span text:style-name="Strong_20_Emphasis">Core Features</text:span>:</text:p>
          <text:list>
            <text:list-item>
              <text:p text:style-name="P12">Use a cryptographic hash function (e.g., SHA-256) for block and transaction hashing.</text:p>
            </text:list-item>
            <text:list-item>
              <text:p text:style-name="P11">(Advanced) Implement digital signatures to sign transactions, ensuring authenticity.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Validation and Integrity Checks</text:span></text:h>
      <text:list text:style-name="L7">
        <text:list-item>
          <text:p text:style-name="P14"><text:span text:style-name="Strong_20_Emphasis">Purpose</text:span>: Ensure the chain remains incorruptible (like your ideal self).</text:p>
        </text:list-item>
        <text:list-item>
          <text:p text:style-name="P14"><text:span text:style-name="Strong_20_Emphasis">Core Features</text:span>:</text:p>
          <text:list>
            <text:list-item>
              <text:p text:style-name="P14">Validate that each block’s hash matches its content.</text:p>
            </text:list-item>
            <text:list-item>
              <text:p text:style-name="P14">Verify that each block’s <text:span text:style-name="Source_20_Text">previous_hash</text:span> matches the hash of the previous block.</text:p>
            </text:list-item>
            <text:list-item>
              <text:p text:style-name="P13">Add transaction validation rules, e.g., no overdrafting from non-existent accounts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User Interface (Minimal)</text:span></text:h>
      <text:list text:style-name="L8">
        <text:list-item>
          <text:p text:style-name="P16"><text:span text:style-name="Strong_20_Emphasis">Purpose</text:span>: Provide a way to interact with the blockchain simulator.</text:p>
        </text:list-item>
        <text:list-item>
          <text:p text:style-name="P16"><text:span text:style-name="Strong_20_Emphasis">Core Features</text:span>:</text:p>
          <text:list>
            <text:list-item>
              <text:p text:style-name="P16">Command-line interface (CLI) to:</text:p>
              <text:list>
                <text:list-item>
                  <text:p text:style-name="P16">Add transactions.</text:p>
                </text:list-item>
                <text:list-item>
                  <text:p text:style-name="P16">Mine blocks.</text:p>
                </text:list-item>
                <text:list-item>
                  <text:p text:style-name="P16">View the current state of the chain.</text:p>
                </text:list-item>
              </text:list>
            </text:list-item>
            <text:list-item>
              <text:p text:style-name="P15">(Optional) Fancy visualizations or dashboards, because Rust deserves a little sparkle.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Performance Metrics</text:span></text:h>
      <text:list text:style-name="L9">
        <text:list-item>
          <text:p text:style-name="P18"><text:span text:style-name="Strong_20_Emphasis">Purpose</text:span>: Showcase Rust's power by demonstrating efficient resource usage.</text:p>
        </text:list-item>
        <text:list-item>
          <text:p text:style-name="P18"><text:span text:style-name="Strong_20_Emphasis">Core Features</text:span>:</text:p>
          <text:list>
            <text:list-item>
              <text:p text:style-name="P18">Measure mining speed and hash calculations per second.</text:p>
            </text:list-item>
            <text:list-item>
              <text:p text:style-name="P17">Report memory usage and optimize for lightweight executi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10. Stretch Goals</text:span></text:h>
      <text:list text:style-name="L10">
        <text:list-item>
          <text:p text:style-name="P20"><text:span text:style-name="Strong_20_Emphasis">Advanced Consensus Mechanisms</text:span>: Experiment with alternatives to Proof-of-Work, such as Proof-of-Stake or Proof-of-Authority.</text:p>
        </text:list-item>
        <text:list-item>
          <text:p text:style-name="P20"><text:soft-page-break/><text:span text:style-name="Strong_20_Emphasis">Smart Contract Support</text:span>: Allow blocks to execute lightweight scripts.</text:p>
        </text:list-item>
        <text:list-item>
          <text:p text:style-name="P19"><text:span text:style-name="Strong_20_Emphasis">Distributed Simulation</text:span>: Create multiple simulated nodes to demonstrate network interactions and fault toleranc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7:53:02.428069992</meta:creation-date>
    <dc:date>2025-01-09T17:53:26.913976570</dc:date>
    <meta:editing-duration>PT25S</meta:editing-duration>
    <meta:editing-cycles>1</meta:editing-cycles>
    <meta:document-statistic meta:table-count="0" meta:image-count="0" meta:object-count="0" meta:page-count="3" meta:paragraph-count="59" meta:word-count="523" meta:character-count="3347" meta:non-whitespace-character-count="2933"/>
    <meta:generator>LibreOffice/24.2.7.2$Linux_X86_64 LibreOffice_project/420$Build-2</meta:generator>
  </office:meta>
</office:document-meta>
</file>